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ME</text:p>
      <text:list xml:id="list378555389" text:style-name="L1">
        <text:list-item>
          <text:list>
            <text:list-header>
              <text:p text:style-name="P2">Header</text:p>
            </text:list-header>
            <text:list-item>
              <text:p text:style-name="P1">Login</text:p>
            </text:list-item>
            <text:list-item>
              <text:p text:style-name="P1">Join</text:p>
            </text:list-item>
            <text:list-item>
              <text:p text:style-name="P1">Barra de vavegacion</text:p>
              <text:p text:style-name="P2"/>
              <text:p text:style-name="P2">Content</text:p>
            </text:list-item>
            <text:list-item>
              <text:p text:style-name="P4">Profiles + Featured Profiles + Section description</text:p>
            </text:list-item>
            <text:list-item>
              <text:p text:style-name="P4">Animal Antic + Most viewed videos + Section description</text:p>
            </text:list-item>
            <text:list-item>
              <text:p text:style-name="P4">Project + Recent project + Section description</text:p>
            </text:list-item>
            <text:list-item>
              <text:p text:style-name="P4">Pet loss + Random pets + Section description</text:p>
            </text:list-item>
          </text:list>
        </text:list-item>
      </text:list>
      <text:p text:style-name="P3"/>
      <text:p text:style-name="P3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teban Jelicich</meta:initial-creator>
    <meta:creation-date>2013-10-30T01:28:25</meta:creation-date>
    <meta:document-statistic meta:table-count="0" meta:image-count="0" meta:object-count="0" meta:page-count="1" meta:paragraph-count="11" meta:word-count="48" meta:character-count="250"/>
    <dc:date>2013-10-30T01:36:15</dc:date>
    <dc:creator>Esteban Jelicich</dc:creator>
    <meta:editing-duration>PT7M51S</meta:editing-duration>
    <meta:editing-cycles>1</meta:editing-cycles>
    <meta:generator>OpenOffice.org/3.3$Unix OpenOffice.org_project/330m20$Build-9567</meta:generator>
  </office:meta>
</office:document-meta>
</file>